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2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36" table:default-cell-style-name="ce5"/>
        <table:table-column table:style-name="co7" table:number-columns-repeated="777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];[.D2:.F2];1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MATCH (ascending)</text:p>
          </table:table-cell>
          <table:table-cell table:style-name="ce4" office:value-type="string">
            <text:p>MATCH 1.0</text:p>
          </table:table-cell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]);[.A2];[.M2])" office:value-type="string" office:string-value="Err:32767">
            <text:p>Err:32767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3];[.D3:.F3];1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]);[.A3];[.M3])" office:value-type="float" office:value="1">
            <text:p>1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4];[.D4:.F4];1)" office:value-type="float" office:value="1">
            <text:p>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4]);[.A4];[.M4])" office:value-type="float" office:value="1">
            <text:p>1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5];[.D5:.F5];1)" office:value-type="float" office:value="1">
            <text:p>1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]);[.A5];[.M5])" office:value-type="float" office:value="1">
            <text:p>1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6];[.D6:.F6];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]);[.A6];[.M6])" office:value-type="float" office:value="2">
            <text:p>2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7];[.D7:.F7];1)" office:value-type="float" office:value="2">
            <text:p>2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]);[.A7];[.M7])" office:value-type="float" office:value="2">
            <text:p>2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8];[.D8:.F8];1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]);[.A8];[.M8])" office:value-type="float" office:value="3">
            <text:p>3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9];[.D9:.F9];1)" office:value-type="float" office:value="3">
            <text:p>3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9]);[.A9];[.M9])" office:value-type="float" office:value="3">
            <text:p>3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0];[.D10:.F10])" office:value-type="float" office:value="2">
            <text:p>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]);[.A10];[.M10])" office:value-type="float" office:value="2">
            <text:p>2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11];[.D11:.F11])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1]);[.A11];[.M11])" office:value-type="float" office:value="1">
            <text:p>1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13];[.D13:.F13];-1)" office:value-type="float" office:value="3">
            <text:p>3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MATCH (descending)</text:p>
          </table:table-cell>
          <table:table-cell table:style-name="ce4" office:value-type="string">
            <text:p>MATCH -1.0</text:p>
          </table:table-cell>
          <table:table-cell table:style-name="ce11"/>
          <table:table-cell table:style-name="ce4"/>
          <table:table-cell table:style-name="ce4"/>
          <table:table-cell table:formula="of:=IF(ISBLANK([.M13]);[.A13];[.M13])" office:value-type="float" office:value="3">
            <text:p>3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14];[.D14:.F14];-1)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]);[.A14];[.M14])" office:value-type="float" office:value="3">
            <text:p>3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5];[.D15:.F15];-1)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5]);[.A15];[.M15])" office:value-type="float" office:value="2">
            <text:p>2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6];[.D16:.F16];-1)" office:value-type="float" office:value="2">
            <text:p>2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6]);[.A16];[.M16])" office:value-type="float" office:value="2">
            <text:p>2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7];[.D17:.F17];-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7]);[.A17];[.M17])" office:value-type="float" office:value="2">
            <text:p>2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18];[.D18:.F18];-1)" office:value-type="float" office:value="1">
            <text:p>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8]);[.A18];[.M18])" office:value-type="float" office:value="1">
            <text:p>1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19];[.D19:.F19];-1)" office:value-type="float" office:value="1">
            <text:p>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9]);[.A19];[.M19])" office:value-type="float" office:value="1">
            <text:p>1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0];[.D20:.F20];-1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0]);[.A20];[.M20])" office:value-type="string" office:string-value="Err:32767">
            <text:p>Err:32767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21];[.D21:.F21];-1)" office:value-type="float" office:value="1">
            <text:p>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1]);[.A21];[.M21])" office:value-type="float" office:value="1">
            <text:p>1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22];[.D22:.F22];-1)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2]);[.A22];[.M22])" office:value-type="float" office:value="2">
            <text:p>2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4];[.D24:.F24];0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MATCH (equality)</text:p>
          </table:table-cell>
          <table:table-cell table:style-name="ce4" office:value-type="string">
            <text:p>MATCH 0.0</text:p>
          </table:table-cell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4]);[.A24];[.M24])" office:value-type="string" office:string-value="Err:32767">
            <text:p>Err:32767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25];[.D25:.F25];0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5]);[.A25];[.M25])" office:value-type="float" office:value="1">
            <text:p>1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6];[.D26:.F26];0)" office:value-type="float" office:value="0">
            <text:p>#N/A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6]);[.A26];[.M26])" office:value-type="string" office:string-value="Err:32767">
            <text:p>Err:32767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7];[.D27:.F27];0)" office:value-type="float" office:value="0">
            <text:p>#N/A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7]);[.A27];[.M27])" office:value-type="string" office:string-value="Err:32767">
            <text:p>Err:32767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28];[.D28:.F28];0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8]);[.A28];[.M28])" office:value-type="float" office:value="2">
            <text:p>2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9];[.D29:.F29];0)" office:value-type="float" office:value="0">
            <text:p>#N/A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9]);[.A29];[.M29])" office:value-type="string" office:string-value="Err:32767">
            <text:p>Err:32767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30];[.D30:.F30];0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0]);[.A30];[.M30])" office:value-type="float" office:value="3">
            <text:p>3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31];[.D31:.F31];0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31]);[.A31];[.M31])" office:value-type="string" office:string-value="Err:32767">
            <text:p>Err:32767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32];[.D32:.F32];0)" office:value-type="float" office:value="0">
            <text:p>#N/A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32]);[.A32];[.M32])" office:value-type="string" office:string-value="Err:32767">
            <text:p>Err:32767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33];[.D33:.F33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3]);[.A33];[.M33])" office:value-type="float" office:value="2">
            <text:p>2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34];[.D34:.F34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4]);[.A34];[.M34])" office:value-type="float" office:value="2">
            <text:p>2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 table:number-rows-repeated="2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INDEX([.C37:.E37];2)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INDEX (1-dim)</text:p>
          </table:table-cell>
          <table:table-cell table:style-name="ce4" office:value-type="string">
            <text:p>INDEX</text:p>
          </table:table-cell>
          <table:table-cell table:style-name="ce12"/>
          <table:table-cell table:style-name="ce4"/>
          <table:table-cell table:style-name="ce4"/>
          <table:table-cell table:formula="of:=IF(ISBLANK([.M37]);[.A37];[.M37])" office:value-type="float" office:value="6">
            <text:p>6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INDEX([.C38:.E38]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38]);[.A38];[.M38])" office:value-type="float" office:value="9">
            <text:p>9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INDEX([.D40:.F40];[.C40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0]);[.A40];[.M40])" office:value-type="float" office:value="5">
            <text:p>5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table:formula="of:=INDEX([.D41:.F41];[.C41])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1]);[.A41];[.M41])" office:value-type="float" office:value="8">
            <text:p>8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INDEX([.D42:.F42];[.C42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2]);[.A42];[.M42])" office:value-type="float" office:value="6">
            <text:p>6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D43:.F43];[.C43]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19</text:p>
          </table:table-cell>
          <table:table-cell table:style-name="ce4"/>
          <table:table-cell table:style-name="ce4"/>
          <table:table-cell table:formula="of:=IF(ISBLANK([.M43]);[.A43];[.M43])" office:value-type="string" office:string-value="Err:519">
            <text:p>Err:519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D44:.F44];[.C44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44]);[.A44];[.M44])" office:value-type="string" office:string-value="Err:502">
            <text:p>Err:502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INDEX([.D46:.F46];[.C46])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6]);[.A46];[.M46])" office:value-type="float" office:value="0">
            <text:p>0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INDEX([.D47:.F47];[.C47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table:number-columns-repeated="4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7]);[.A47];[.M47])" office:value-type="float" office:value="5">
            <text:p>5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INDEX([.C49:.E50];2;2)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INDEX (2-dim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49]);[.A49];[.M49])" office:value-type="float" office:value="9">
            <text:p>9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INDEX([.C50:.E50];1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0]);[.A50];[.M50])" office:value-type="float" office:value="9">
            <text:p>9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F$52:.G$53];[.C52];[.D52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2]);[.A52];[.M52])" office:value-type="float" office:value="11">
            <text:p>11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table:formula="of:=INDEX([.F$52:.G$53];[.C53];[.D53])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3]);[.A53];[.M53])" office:value-type="float" office:value="13">
            <text:p>13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INDEX([.F$52:.G$53];[.C54];[.D54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4]);[.A54];[.M54])" office:value-type="float" office:value="12">
            <text:p>12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table:formula="of:=INDEX([.F$52:.G$53];[.C55];[.D55])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5]);[.A55];[.M55])" office:value-type="float" office:value="14">
            <text:p>14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C57:.D58];1;1)" office:value-type="float" office:value="11">
            <text:p>1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7]);[.A57];[.M57])" office:value-type="float" office:value="11">
            <text:p>11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INDEX([.C58:.D58];1;1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8]);[.A58];[.M58])" office:value-type="float" office:value="12">
            <text:p>12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F$60:.G$61];[.C60];[.D60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0]);[.A60];[.M60])" office:value-type="float" office:value="11">
            <text:p>11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table:formula="of:=INDEX([.F$61:.G$61];[.C61];[.D61])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1]);[.A61];[.M61])" office:value-type="float" office:value="14">
            <text:p>14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63:.G63];[.D63];[.C6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office:value-type="string">
            <text:p>INDEX (1-dim, 2-idx)</text:p>
          </table:table-cell>
          <table:table-cell table:style-name="ce4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63]);[.A63];[.M63])" office:value-type="string" office:string-value="Err:502">
            <text:p>Err:502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64:.G64];0;[.C64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4]);[.A64];[.M64])" office:value-type="float" office:value="11">
            <text:p>11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65:.G65];[.D65];[.C65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5]);[.A65];[.M65])" office:value-type="float" office:value="11">
            <text:p>11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66:.G66];[.D66];[.C6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66]);[.A66];[.M66])" office:value-type="string" office:string-value="Err:502">
            <text:p>Err:502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68:.E$70];[.C68];[.D68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68]);[.A68];[.M68])" office:value-type="string" office:string-value="Err:502">
            <text:p>Err:502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$68:.E$70];[.C69];0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number-columns-repeated="4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9]);[.A69];[.M69])" office:value-type="float" office:value="11">
            <text:p>11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$68:.E$70];[.C70];[.D70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0]);[.A70];[.M70])" office:value-type="float" office:value="11">
            <text:p>11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68:.E$70];[.C71];[.D71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71]);[.A71];[.M71])" office:value-type="string" office:string-value="Err:502">
            <text:p>Err:502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75:.F$76];[.C73];1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73]);[.A73];[.M73])" office:value-type="string" office:string-value="Err:502">
            <text:p>Err:502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75:.F$76];[.C74];1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519</text:p>
          </table:table-cell>
          <table:table-cell table:style-name="ce4"/>
          <table:table-cell table:style-name="ce4"/>
          <table:table-cell table:formula="of:=IF(ISBLANK([.M74]);[.A74];[.M74])" office:value-type="string" office:string-value="Err:519">
            <text:p>Err:519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$75:.F$76];[.C75];1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5]);[.A75];[.M75])" office:value-type="float" office:value="11">
            <text:p>11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INDEX([.E$75:.F$76];[.C76];1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6]);[.A76];[.M76])" office:value-type="float" office:value="12">
            <text:p>12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75:.F$76];[.C77];1)" office:value-type="float" office:value="0">
            <text:p>Err:502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77]);[.A77];[.M77])" office:value-type="string" office:string-value="Err:502">
            <text:p>Err:502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one</text:p>
          </table:table-cell>
          <table:table-cell table:style-name="ce4" table:formula="of:=INDEX([.D79:.E79];[.C79])" office:value-type="string" office:string-value="one">
            <text:p>on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INDEX (return string)</text:p>
          </table:table-cell>
          <table:table-cell table:style-name="ce4"/>
          <table:table-cell table:style-name="ce12"/>
          <table:table-cell table:style-name="ce4"/>
          <table:table-cell table:style-name="ce4"/>
          <table:table-cell table:formula="of:=IF(ISBLANK([.M79]);[.A79];[.M79])" office:value-type="string" office:string-value="one">
            <text:p>one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two</text:p>
          </table:table-cell>
          <table:table-cell table:style-name="ce4" table:formula="of:=INDEX([.D80:.E80];[.C80])" office:value-type="string" office:string-value="two">
            <text:p>tw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80]);[.A80];[.M80])" office:value-type="string" office:string-value="two">
            <text:p>two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2];[.D82:.F82];[.G82:.I82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office:value-type="string">
            <text:p>LOOKUP (vectors horiz.)</text:p>
          </table:table-cell>
          <table:table-cell table:style-name="ce4" office:value-type="string">
            <text:p>LOOKUP</text:p>
          </table:table-cell>
          <table:table-cell table:style-name="ce11"/>
          <table:table-cell table:style-name="ce4"/>
          <table:table-cell table:style-name="ce4"/>
          <table:table-cell table:formula="of:=IF(ISBLANK([.M82]);[.A82];[.M82])" office:value-type="float" office:value="12">
            <text:p>12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LOOKUP([.C83];[.D83:.F83];[.G83:.I83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3]);[.A83];[.M83])" office:value-type="float" office:value="11">
            <text:p>11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4];[.D84:.F84];[.G84:.I84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4]);[.A84];[.M84])" office:value-type="float" office:value="12">
            <text:p>12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LOOKUP([.C85];[.D85:.F85];[.G85:.I85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85]);[.A85];[.M85])" office:value-type="string" office:string-value="Err:32767">
            <text:p>Err:32767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LOOKUP([.C87];[.D$87:.D$89];[.E$87:.E$89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LOOKUP (vectors vert.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87]);[.A87];[.M87])" office:value-type="float" office:value="11">
            <text:p>11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8];[.D$87:.D$89];[.E$87:.E$89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8]);[.A88];[.M88])" office:value-type="float" office:value="12">
            <text:p>12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9];[.D$87:.D$89];[.E$87:.E$89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4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9]);[.A89];[.M89])" office:value-type="float" office:value="12">
            <text:p>12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LOOKUP([.C90];[.D$87:.D$89];[.E$87:.E$89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90]);[.A90];[.M90])" office:value-type="string" office:string-value="Err:32767">
            <text:p>Err:32767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92];[.D$92:.G$94]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office:value-type="string">
            <text:p>LOOKUP (array horiz)</text:p>
          </table:table-cell>
          <table:table-cell table:style-name="ce4"/>
          <table:table-cell table:style-name="ce12"/>
          <table:table-cell table:style-name="ce4"/>
          <table:table-cell table:style-name="ce4"/>
          <table:table-cell table:formula="of:=IF(ISBLANK([.M92]);[.A92];[.M92])" office:value-type="float" office:value="22">
            <text:p>22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LOOKUP([.C93];[.D$92:.G$94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93]);[.A93];[.M93])" office:value-type="float" office:value="23">
            <text:p>23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LOOKUP([.C94];[.D$92:.G$94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94]);[.A94];[.M94])" office:value-type="float" office:value="23">
            <text:p>23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table:formula="of:=LOOKUP([.C96];[.D$96:.F$98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LOOKUP (array square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96]);[.A96];[.M96])" office:value-type="float" office:value="21">
            <text:p>21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97];[.D$96:.F$98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97]);[.A97];[.M97])" office:value-type="float" office:value="22">
            <text:p>22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98];[.D$96:.F$98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98]);[.A98];[.M98])" office:value-type="float" office:value="22">
            <text:p>22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table:formula="of:=LOOKUP([.C100];[.D$100:.F$103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LOOKUP (array vert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100]);[.A100];[.M100])" office:value-type="float" office:value="21">
            <text:p>21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101];[.D$100:.F$103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1]);[.A101];[.M101])" office:value-type="float" office:value="22">
            <text:p>22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102];[.D$100:.F$103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2]);[.A102];[.M102])" office:value-type="float" office:value="22">
            <text:p>22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LOOKUP([.C103];[.D$100:.F$103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3]);[.A103];[.M103])" office:value-type="float" office:value="23">
            <text:p>23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HLOOKUP([.C105];[.D$105:.G$107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office:value-type="string">
            <text:p>HLOOKUP</text:p>
          </table:table-cell>
          <table:table-cell table:style-name="ce4" office:value-type="string">
            <text:p>HLOOKUP</text:p>
          </table:table-cell>
          <table:table-cell table:style-name="ce11"/>
          <table:table-cell table:style-name="ce4"/>
          <table:table-cell table:style-name="ce4"/>
          <table:table-cell table:formula="of:=IF(ISBLANK([.M105]);[.A105];[.M105])" office:value-type="float" office:value="22">
            <text:p>22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HLOOKUP([.C106];[.D$105:.G$107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6]);[.A106];[.M106])" office:value-type="float" office:value="23">
            <text:p>23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HLOOKUP([.C107];[.D$105:.G$107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7]);[.A107];[.M107])" office:value-type="float" office:value="23">
            <text:p>23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table:formula="of:=HLOOKUP([.C108];[.D$105:.G$107];[.D108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8]);[.A108];[.M108])" office:value-type="float" office:value="20">
            <text:p>20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table:formula="of:=HLOOKUP([.C109];[.D$105:.G$107];[.D109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9]);[.A109];[.M109])" office:value-type="float" office:value="13">
            <text:p>13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HLOOKUP([.C110];[.D$105:.G$107];[.D110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10]);[.A110];[.M110])" office:value-type="float" office:value="23">
            <text:p>23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HLOOKUP([.C111];[.D$105:.G$107];[.D111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11]);[.A111];[.M111])" office:value-type="string" office:string-value="Err:502">
            <text:p>Err:502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HLOOKUP([.C112];[.D$105:.G$107];[.D112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12]);[.A112];[.M112])" office:value-type="string" office:string-value="Err:502">
            <text:p>Err:502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3" office:value-type="string">
            <text:p>one</text:p>
          </table:table-cell>
          <table:table-cell table:formula="of:=HLOOKUP([.C114];[.D$114:.G$116];1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two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four</text:p>
          </table:table-cell>
          <table:table-cell table:style-name="ce8" table:number-columns-repeated="2"/>
          <table:table-cell table:style-name="ce10" office:value-type="float" office:value="5">
            <text:p>5</text:p>
          </table:table-cell>
          <table:table-cell office:value-type="string">
            <text:p>HLOOKUP (equality)</text:p>
          </table:table-cell>
          <table:table-cell office:value-type="string">
            <text:p>HLOOKUP</text:p>
          </table:table-cell>
          <table:table-cell table:style-name="ce12"/>
          <table:table-cell/>
          <table:table-cell/>
          <table:table-cell table:formula="of:=IF(ISBLANK([.M114]);[.A114];[.M114])" office:value-type="string" office:string-value="one">
            <text:p>one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три</text:p>
          </table:table-cell>
          <table:table-cell table:formula="of:=HLOOKUP([.C115];[.D$114:.G$116];2;FALSE())" office:value-type="string" office:string-value="три">
            <text:p>три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один</text:p>
          </table:table-cell>
          <table:table-cell table:style-name="ce8" office:value-type="string">
            <text:p>два</text:p>
          </table:table-cell>
          <table:table-cell table:style-name="ce8" office:value-type="string">
            <text:p>три</text:p>
          </table:table-cell>
          <table:table-cell table:style-name="ce8" office:value-type="string">
            <text:p>четыре</text:p>
          </table:table-cell>
          <table:table-cell table:style-name="ce8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5]);[.A115];[.M115])" office:value-type="string" office:string-value="три">
            <text:p>три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vier</text:p>
          </table:table-cell>
          <table:table-cell table:formula="of:=HLOOKUP([.C116];[.D$114:.G$116];3;FALSE())" office:value-type="string" office:string-value="vier">
            <text:p>vier</text:p>
          </table:table-cell>
          <table:table-cell table:style-name="ce8" office:value-type="string">
            <text:p>four</text:p>
          </table:table-cell>
          <table:table-cell table:style-name="ce8" office:value-type="string">
            <text:p>eins</text:p>
          </table:table-cell>
          <table:table-cell table:style-name="ce8" office:value-type="string">
            <text:p>zwei</text:p>
          </table:table-cell>
          <table:table-cell table:style-name="ce8" office:value-type="string">
            <text:p>drei</text:p>
          </table:table-cell>
          <table:table-cell table:style-name="ce8" office:value-type="string">
            <text:p>vier</text:p>
          </table:table-cell>
          <table:table-cell table:style-name="ce8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6]);[.A116];[.M116])" office:value-type="string" office:string-value="vier">
            <text:p>vier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one</text:p>
          </table:table-cell>
          <table:table-cell table:formula="of:=HLOOKUP([.C117];[.D$114:.G$116];[.D117]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7]);[.A117];[.M117])" office:value-type="string" office:string-value="one">
            <text:p>one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три</text:p>
          </table:table-cell>
          <table:table-cell table:formula="of:=HLOOKUP([.C118];[.D$114:.G$116];[.D118];FALSE())" office:value-type="string" office:string-value="три">
            <text:p>три</text:p>
          </table:table-cell>
          <table:table-cell table:style-name="ce8" office:value-type="string">
            <text:p>three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8]);[.A118];[.M118])" office:value-type="string" office:string-value="три">
            <text:p>три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vier</text:p>
          </table:table-cell>
          <table:table-cell table:formula="of:=HLOOKUP([.C119];[.D$114:.G$116];[.D119];FALSE())" office:value-type="string" office:string-value="vier">
            <text:p>vier</text:p>
          </table:table-cell>
          <table:table-cell table:style-name="ce8" office:value-type="string">
            <text:p>four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9]);[.A119];[.M119])" office:value-type="string" office:string-value="vier">
            <text:p>vier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NA</text:p>
          </table:table-cell>
          <table:table-cell table:formula="of:=HLOOKUP([.C120];[.D$114:.G$116];[.D120];FALSE())" office:value-type="float" office:value="0">
            <text:p>#N/A</text:p>
          </table:table-cell>
          <table:table-cell table:style-name="ce8" office:value-type="string">
            <text:p>five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32767</text:p>
          </table:table-cell>
          <table:table-cell/>
          <table:table-cell/>
          <table:table-cell table:formula="of:=IF(ISBLANK([.M120]);[.A120];[.M120])" office:value-type="string" office:string-value="Err:32767">
            <text:p>Err:32767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HLOOKUP([.C121];[.D$114:.G$116];[.D121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21]);[.A121];[.M121])" office:value-type="string" office:string-value="Err:502">
            <text:p>Err:502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HLOOKUP([.C122];[.D$114:.G$116];[.D122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22]);[.A122];[.M122])" office:value-type="string" office:string-value="Err:502">
            <text:p>Err:502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style-name="ce10"/>
          <table:table-cell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VLOOKUP([.C124];[.D$124:.F$126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VLOOKUP</text:p>
          </table:table-cell>
          <table:table-cell table:style-name="ce4" office:value-type="string">
            <text:p>VLOOKUP</text:p>
          </table:table-cell>
          <table:table-cell table:style-name="ce11"/>
          <table:table-cell table:style-name="ce4"/>
          <table:table-cell table:style-name="ce4"/>
          <table:table-cell table:formula="of:=IF(ISBLANK([.M124]);[.A124];[.M124])" office:value-type="float" office:value="22">
            <text:p>22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VLOOKUP([.C125];[.D$124:.F$126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5]);[.A125];[.M125])" office:value-type="float" office:value="23">
            <text:p>23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VLOOKUP([.C126];[.D$124:.F$126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6]);[.A126];[.M126])" office:value-type="float" office:value="23">
            <text:p>23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table:formula="of:=VLOOKUP([.C127];[.D$124:.F$126];[.D127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7]);[.A127];[.M127])" office:value-type="float" office:value="20">
            <text:p>20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table:formula="of:=VLOOKUP([.C128];[.D$124:.F$126];[.D128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8]);[.A128];[.M128])" office:value-type="float" office:value="13">
            <text:p>13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VLOOKUP([.C129];[.D$124:.F$126];[.D129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9]);[.A129];[.M129])" office:value-type="float" office:value="23">
            <text:p>23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VLOOKUP([.C130];[.D$124:.F$126];[.D130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30]);[.A130];[.M130])" office:value-type="string" office:string-value="Err:502">
            <text:p>Err:502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VLOOKUP([.C131];[.D$124:.F$126];[.D131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31]);[.A131];[.M131])" office:value-type="string" office:string-value="Err:502">
            <text:p>Err:502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3" office:value-type="string">
            <text:p>one</text:p>
          </table:table-cell>
          <table:table-cell table:formula="of:=VLOOKUP([.C133];[.D$133:.F$135];1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один</text:p>
          </table:table-cell>
          <table:table-cell table:style-name="ce8" office:value-type="string">
            <text:p>eins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office:value-type="string">
            <text:p>VLOOKUP (equality)</text:p>
          </table:table-cell>
          <table:table-cell office:value-type="string">
            <text:p>VLOOKUP</text:p>
          </table:table-cell>
          <table:table-cell table:style-name="ce12"/>
          <table:table-cell/>
          <table:table-cell/>
          <table:table-cell table:formula="of:=IF(ISBLANK([.M133]);[.A133];[.M133])" office:value-type="string" office:string-value="one">
            <text:p>one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два</text:p>
          </table:table-cell>
          <table:table-cell table:formula="of:=VLOOKUP([.C134];[.D$133:.F$135];2;FALSE())" office:value-type="string" office:string-value="два">
            <text:p>два</text:p>
          </table:table-cell>
          <table:table-cell table:style-name="ce8" office:value-type="string">
            <text:p>two</text:p>
          </table:table-cell>
          <table:table-cell table:style-name="ce8" office:value-type="string">
            <text:p>two</text:p>
          </table:table-cell>
          <table:table-cell table:style-name="ce8" office:value-type="string">
            <text:p>два</text:p>
          </table:table-cell>
          <table:table-cell table:style-name="ce8" office:value-type="string">
            <text:p>zwei</text:p>
          </table:table-cell>
          <table:table-cell table:style-name="ce8" table:number-columns-repeated="3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4]);[.A134];[.M134])" office:value-type="string" office:string-value="два">
            <text:p>два</text:p>
          </table:table-cell>
          <table:table-cell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rei</text:p>
          </table:table-cell>
          <table:table-cell table:formula="of:=VLOOKUP([.C135];[.D$133:.F$135];3;FALSE())" office:value-type="string" office:string-value="drei">
            <text:p>drei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три</text:p>
          </table:table-cell>
          <table:table-cell table:style-name="ce8" office:value-type="string">
            <text:p>drei</text:p>
          </table:table-cell>
          <table:table-cell table:style-name="ce8" table:number-columns-repeated="3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5]);[.A135];[.M135])" office:value-type="string" office:string-value="drei">
            <text:p>drei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one</text:p>
          </table:table-cell>
          <table:table-cell table:formula="of:=VLOOKUP([.C136];[.D$133:.F$135];[.D136]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6]);[.A136];[.M136])" office:value-type="string" office:string-value="one">
            <text:p>one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два</text:p>
          </table:table-cell>
          <table:table-cell table:formula="of:=VLOOKUP([.C137];[.D$133:.F$135];[.D137];FALSE())" office:value-type="string" office:string-value="два">
            <text:p>два</text:p>
          </table:table-cell>
          <table:table-cell table:style-name="ce8" office:value-type="string">
            <text:p>two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7]);[.A137];[.M137])" office:value-type="string" office:string-value="два">
            <text:p>два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rei</text:p>
          </table:table-cell>
          <table:table-cell table:formula="of:=VLOOKUP([.C138];[.D$133:.F$135];[.D138];FALSE())" office:value-type="string" office:string-value="drei">
            <text:p>drei</text:p>
          </table:table-cell>
          <table:table-cell table:style-name="ce8" office:value-type="string">
            <text:p>three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8]);[.A138];[.M138])" office:value-type="string" office:string-value="drei">
            <text:p>drei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NA</text:p>
          </table:table-cell>
          <table:table-cell table:formula="of:=VLOOKUP([.C139];[.D$133:.F$135];[.D139];FALSE())" office:value-type="float" office:value="0">
            <text:p>#N/A</text:p>
          </table:table-cell>
          <table:table-cell table:style-name="ce8" office:value-type="string">
            <text:p>four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32767</text:p>
          </table:table-cell>
          <table:table-cell/>
          <table:table-cell/>
          <table:table-cell table:formula="of:=IF(ISBLANK([.M139]);[.A139];[.M139])" office:value-type="string" office:string-value="Err:32767">
            <text:p>Err:32767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VLOOKUP([.C140];[.D$133:.F$135];[.D140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40]);[.A140];[.M140])" office:value-type="string" office:string-value="Err:502">
            <text:p>Err:502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VLOOKUP([.C141];[.D$133:.F$135];[.D141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41]);[.A141];[.M141])" office:value-type="string" office:string-value="Err:502">
            <text:p>Err:502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CHOOSE([.C143];[.D143];[.E143];[.F143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CHOOSE</text:p>
          </table:table-cell>
          <table:table-cell table:style-name="ce4" office:value-type="string">
            <text:p>CHOOSE</text:p>
          </table:table-cell>
          <table:table-cell table:style-name="ce11"/>
          <table:table-cell table:style-name="ce4"/>
          <table:table-cell table:style-name="ce4"/>
          <table:table-cell table:formula="of:=IF(ISBLANK([.M143]);[.A143];[.M143])" office:value-type="float" office:value="11">
            <text:p>11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CHOOSE([.C144];[.D144];[.E144];[.F144])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4]);[.A144];[.M144])" office:value-type="float" office:value="22">
            <text:p>22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table:formula="of:=CHOOSE([.C145];[.D145];[.E145];[.F145])" office:value-type="float" office:value="33">
            <text:p>3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5]);[.A145];[.M145])" office:value-type="float" office:value="33">
            <text:p>33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CHOOSE([.C146];[.D146];[.E146];[.F146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46]);[.A146];[.M146])" office:value-type="string" office:string-value="Err:502">
            <text:p>Err:502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CHOOSE([.C147];[.D147];[.E147];[.F147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47]);[.A147];[.M147])" office:value-type="string" office:string-value="Err:502">
            <text:p>Err:502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CHOOSE([.C148];[.D148];[.E148];[.F148])" office:value-type="float" office:value="12">
            <text:p>12</text:p>
          </table:table-cell>
          <table:table-cell table:style-name="ce7" office:value-type="float" office:value="2.99">
            <text:p>2.9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8]);[.A148];[.M148])" office:value-type="float" office:value="12">
            <text:p>12</text:p>
          </table:table-cell>
          <table:table-cell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style-name="ce4" table:number-columns-repeated="230"/>
          <table:table-cell table:number-columns-repeated="777"/>
        </table:table-row>
        <table:table-row table:style-name="ro2" table:number-rows-repeated="9852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 table:number-rows-repeated="20">
          <table:table-cell table:style-name="ce4" table:number-columns-repeated="9"/>
          <table:table-cell table:style-name="ce9"/>
          <table:table-cell table:style-name="ce4" table:number-columns-repeated="5"/>
          <table:table-cell table:number-columns-repeated="2"/>
          <table:table-cell table:style-name="ce4" table:number-columns-repeated="230"/>
          <table:table-cell table:number-columns-repeated="777"/>
        </table:table-row>
        <table:table-row table:style-name="ro2" table:number-rows-repeated="55536">
          <table:table-cell table:style-name="ce4" table:number-columns-repeated="9"/>
          <table:table-cell table:style-name="ce9"/>
          <table:table-cell table:style-name="ce4" table:number-columns-repeated="237"/>
          <table:table-cell table:number-columns-repeated="777"/>
        </table:table-row>
        <table:table-row table:style-name="ro2" table:number-rows-repeated="98301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р.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р.</number:text>
    </number:number-style>
    <number:number-style style:name="N185">
      <number:text>-</number:text>
      <number:number number:decimal-places="2" number:min-integer-digits="1" number:grouping="true"/>
      <number:text>р.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р.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   </number:text>
    </number:number-style>
    <number:number-style style:name="N190P1" style:volatile="true">
      <number:text>-</number:text>
      <number:number number:decimal-places="0" number:min-integer-digits="1" number:grouping="true"/>
      <number:text>    </number:text>
    </number:number-style>
    <number:number-style style:name="N190P2" style:volatile="true">
      <number:text> -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0" number:min-integer-digits="1" number:grouping="true"/>
      <number:text>р. </number:text>
    </number:number-style>
    <number:number-style style:name="N194P1" style:volatile="true">
      <number:text>-</number:text>
      <number:number number:decimal-places="0" number:min-integer-digits="1" number:grouping="true"/>
      <number:text>р. </number:text>
    </number:number-style>
    <number:number-style style:name="N194P2" style:volatile="true">
      <number:text> -р.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number:min-integer-digits="1" number:grouping="true"/>
      <number:text>    </number:text>
    </number:number-style>
    <number:number-style style:name="N198P2" style:volatile="true">
      <number:text> -</number:text>
      <number:number number: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р. </number:text>
    </number:number-style>
    <number:number-style style:name="N202P1" style:volatile="true">
      <number:text>-</number:text>
      <number:number number:decimal-places="2" number:min-integer-digits="1" number:grouping="true"/>
      <number:text>р. </number:text>
    </number:number-style>
    <number:number-style style:name="N202P2" style:volatile="true">
      <number:text> -</number:text>
      <number:number number:decimal-places="0" number:min-integer-digits="0"/>
      <number:text>р.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3:54:18</dc:date>
    <meta:editing-cycles>11</meta:editing-cycles>
    <meta:editing-duration>PT24H20M40S</meta:editing-duration>
    <dc:creator>Vladimir Korenev</dc:creator>
    <meta:document-statistic meta:table-count="1" meta:cell-count="1328" meta:object-count="0"/>
    <meta:user-defined meta:name="Info 1"/>
    <meta:user-defined meta:name="Info 2"/>
    <meta:user-defined meta:name="Info 3"/>
    <meta:user-defined meta:name="Info 4"/>
  </office:meta>
</office:document-meta>
</file>